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4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FreeSans"/>
    </style:style>
    <style:style style:name="ce3" style:family="table-cell" style:parent-style-name="Default">
      <style:text-properties style:font-name="FreeSans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1,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/>
          <table:table-cell table:style-name="ce3"/>
          <table:table-cell office:value-type="string" calcext:value-type="string">
            <text:p>Unitée</text:p>
          </table:table-cell>
        </table:table-row>
        <table:table-row table:style-name="ro1">
          <table:table-cell office:value-type="string" calcext:value-type="string">
            <text:p>temps d’exécution : t (h)</text:p>
          </table:table-cell>
          <table:table-cell table:style-name="ce3" table:formula="of:=21*24" office:value-type="float" office:value="504" calcext:value-type="float">
            <text:p>504</text:p>
          </table:table-cell>
          <table:table-cell office:value-type="string" calcext:value-type="string">
            <text:p>heures</text:p>
          </table:table-cell>
        </table:table-row>
        <table:table-row table:style-name="ro1">
          <table:table-cell office:value-type="string" calcext:value-type="string">
            <text:p>Puissance CPU</text:p>
          </table:table-cell>
          <table:table-cell table:formula="of:=24*115" office:value-type="float" office:value="2760" calcext:value-type="float">
            <text:p>276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uissance mémoire</text:p>
          </table:table-cell>
          <table:table-cell table:formula="of:=10*0.3725" office:value-type="float" office:value="3.725" calcext:value-type="float">
            <text:p>3,72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Énergie consommée (avant PUE)</text:p>
          </table:table-cell>
          <table:table-cell table:formula="of:=504*[.B3]" office:value-type="float" office:value="1391040" calcext:value-type="float">
            <text:p>1391040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office:value-type="string" calcext:value-type="string">
            <text:p>Énergie réelle avec PUE</text:p>
          </table:table-cell>
          <table:table-cell table:formula="of:=[.B5]*1.67" office:value-type="float" office:value="2323036.8" calcext:value-type="float">
            <text:p>2323036,8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Émissions de CO₂</text:p>
          </table:table-cell>
          <table:table-cell table:formula="of:=[.B6]*0.475" office:value-type="float" office:value="1103442.48" calcext:value-type="float">
            <text:p>1103442,48</text:p>
          </table:table-cell>
          <table:table-cell office:value-type="string" calcext:value-type="string">
            <text:p>kgCO2</text:p>
          </table:table-cell>
        </table:table-row>
        <table:table-row table:style-name="ro1">
          <table:table-cell office:value-type="string" calcext:value-type="string">
            <text:p>Avec 11 niveaux d’énergie</text:p>
          </table:table-cell>
          <table:table-cell table:formula="of:=[.B7]*11" office:value-type="float" office:value="12137867.28" calcext:value-type="float">
            <text:p>12137867,28</text:p>
          </table:table-cell>
          <table:table-cell office:value-type="string" calcext:value-type="string">
            <text:p>kgCO2</text:p>
          </table:table-cell>
        </table:table-row>
        <table:table-row table:style-name="ro1">
          <table:table-cell table:style-name="Default" office:value-type="string" calcext:value-type="string">
            <text:p>Arbre</text:p>
          </table:table-cell>
          <table:table-cell table:style-name="Default" table:formula="of:=([.B8]/1000)/25" office:value-type="float" office:value="485.5146912" calcext:value-type="float">
            <text:p>485,5146912</text:p>
          </table:table-cell>
          <table:table-cell office:value-type="string" calcext:value-type="string">
            <text:p>Arbres /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36:28.714229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7:48.495111224</meta:creation-date>
    <dc:date>2025-10-24T16:46:40.586793873</dc:date>
    <meta:editing-duration>PT11M37S</meta:editing-duration>
    <meta:editing-cycles>2</meta:editing-cycles>
    <meta:generator>LibreOffice/24.2.7.2$Linux_X86_64 LibreOffice_project/420$Build-2</meta:generator>
    <meta:document-statistic meta:table-count="1" meta:cell-count="25" meta:object-count="0"/>
  </office:meta>
</office:document-meta>
</file>